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5.059in" style:rel-column-width="32767*"/>
    </style:style>
    <style:style style:name="Table1.B" style:family="table-column">
      <style:table-column-properties style:column-width="5.059in" style:rel-column-width="32768*"/>
    </style:style>
    <style:style style:name="Table1.1" style:family="table-row">
      <style:table-row-properties style:min-row-height="0.2972in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1479in"/>
    </style:style>
    <style:style style:name="stavke" style:family="table">
      <style:table-properties style:width="9.9306in" fo:margin-left="0.0938in" table:align="left"/>
    </style:style>
    <style:style style:name="stavke.A" style:family="table-column">
      <style:table-column-properties style:column-width="0.2778in"/>
    </style:style>
    <style:style style:name="stavke.B" style:family="table-column">
      <style:table-column-properties style:column-width="3.3111in"/>
    </style:style>
    <style:style style:name="stavke.C" style:family="table-column">
      <style:table-column-properties style:column-width="0.3014in"/>
    </style:style>
    <style:style style:name="stavke.D" style:family="table-column">
      <style:table-column-properties style:column-width="0.5507in"/>
    </style:style>
    <style:style style:name="stavke.E" style:family="table-column">
      <style:table-column-properties style:column-width="0.7132in"/>
    </style:style>
    <style:style style:name="stavke.F" style:family="table-column">
      <style:table-column-properties style:column-width="0.5778in"/>
    </style:style>
    <style:style style:name="stavke.G" style:family="table-column">
      <style:table-column-properties style:column-width="0.7556in"/>
    </style:style>
    <style:style style:name="stavke.H" style:family="table-column">
      <style:table-column-properties style:column-width="0.6979in"/>
    </style:style>
    <style:style style:name="stavke.I" style:family="table-column">
      <style:table-column-properties style:column-width="0.5813in"/>
    </style:style>
    <style:style style:name="stavke.J" style:family="table-column">
      <style:table-column-properties style:column-width="0.7208in"/>
    </style:style>
    <style:style style:name="stavke.K" style:family="table-column">
      <style:table-column-properties style:column-width="0.7215in"/>
    </style:style>
    <style:style style:name="stavke.A1" style:family="table-cell">
      <style:table-cell-properties fo:padding="0.0382in" fo:border-left="0.05pt solid #666666" fo:border-right="none" fo:border-top="0.05pt solid #666666" fo:border-bottom="0.05pt solid #666666"/>
    </style:style>
    <style:style style:name="stavke.L1" style:family="table-cell">
      <style:table-cell-properties fo:padding="0.0382in" fo:border="0.05pt solid #666666"/>
    </style:style>
    <style:style style:name="stavke.A2" style:family="table-cell">
      <style:table-cell-properties fo:padding="0.0382in" fo:border-left="0.05pt solid #666666" fo:border-right="none" fo:border-top="none" fo:border-bottom="0.05pt solid #666666"/>
    </style:style>
    <style:style style:name="stavke.L2" style:family="table-cell">
      <style:table-cell-properties fo:padding="0.0382in" fo:border-left="0.05pt solid #666666" fo:border-right="0.05pt solid #666666" fo:border-top="none" fo:border-bottom="0.05pt solid #666666"/>
    </style:style>
    <style:style style:name="Table2" style:family="table">
      <style:table-properties style:width="10.1188in" fo:margin-left="0in" table:align="left"/>
    </style:style>
    <style:style style:name="Table2.A" style:family="table-column">
      <style:table-column-properties style:column-width="5.0597in"/>
    </style:style>
    <style:style style:name="Table2.B" style:family="table-column">
      <style:table-column-properties style:column-width="2.5243in"/>
    </style:style>
    <style:style style:name="Table2.C" style:family="table-column">
      <style:table-column-properties style:column-width="1.4257in"/>
    </style:style>
    <style:style style:name="Table2.D" style:family="table-column">
      <style:table-column-properties style:column-width="1.10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9194in" table:align="left"/>
    </style:style>
    <style:style style:name="Table3.A" style:family="table-column">
      <style:table-column-properties style:column-width="1.1965in"/>
    </style:style>
    <style:style style:name="Table3.B" style:family="table-column">
      <style:table-column-properties style:column-width="0.7938in"/>
    </style:style>
    <style:style style:name="Table3.C" style:family="table-column">
      <style:table-column-properties style:column-width="1.1792in"/>
    </style:style>
    <style:style style:name="Table3.D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6pt" style:font-size-asian="5.25pt" style:font-size-complex="6pt"/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7pt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6pt" style:font-size-asian="5.25pt" style:font-size-complex="6pt"/>
    </style:style>
    <style:style style:name="P16" style:family="paragraph" style:parent-style-name="Table_20_Contents">
      <style:text-properties style:font-name="Arial" fo:font-size="6pt" fo:font-weight="bold" style:font-size-asian="5.25pt" style:font-weight-asian="bold" style:font-size-complex="6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6pt" fo:font-weight="bold" style:font-size-asian="5.25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Firma: ${kalk.org_id} - ${kalk.org_naziv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Kalkulacija cijena VP br. ${kalk.dok_broj} od ${kalk.dok_datum}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2" office:value-type="string">
                  <text:p text:style-name="P16">REKAPITULACIJA:</text:p>
                </table:table-cell>
                <table:covered-table-cell/>
                <table:table-cell table:style-name="Table3.A1" office:value-type="string">
                  <text:p text:style-name="P16">UKUPNI TROŠKOVI</text:p>
                </table:table-cell>
                <table:table-cell table:style-name="Table3.D1" office:value-type="string">
                  <text:p text:style-name="P17">${kalk.ttrs}</text:p>
                </table:table-cell>
              </table:table-row>
              <table:table-row>
                <table:table-cell table:style-name="Table3.A2" office:value-type="string">
                  <text:p text:style-name="P15">Fakturna vrijednost</text:p>
                </table:table-cell>
                <table:table-cell table:style-name="Table3.A2" office:value-type="string">
                  <text:p text:style-name="P17">${kalk.tfv}</text:p>
                </table:table-cell>
                <table:table-cell table:style-name="Table3.A2" office:value-type="string">
                  <text:p text:style-name="P15">Troškovi prevoza</text:p>
                </table:table-cell>
                <table:table-cell table:style-name="Table3.D2" office:value-type="string">
                  <text:p text:style-name="P17">${kalk.ttr1}</text:p>
                </table:table-cell>
              </table:table-row>
              <table:table-row>
                <table:table-cell table:style-name="Table3.A2" office:value-type="string">
                  <text:p text:style-name="P15">Nabavna vrijednost</text:p>
                </table:table-cell>
                <table:table-cell table:style-name="Table3.A2" office:value-type="string">
                  <text:p text:style-name="P17">${kalk.tnv}</text:p>
                </table:table-cell>
                <table:table-cell table:style-name="Table3.A2" office:value-type="string">
                  <text:p text:style-name="P15">Akcize</text:p>
                </table:table-cell>
                <table:table-cell table:style-name="Table3.D2" office:value-type="string">
                  <text:p text:style-name="P17">${kalk.ttr2}</text:p>
                </table:table-cell>
              </table:table-row>
              <table:table-row>
                <table:table-cell table:style-name="Table3.A2" office:value-type="string">
                  <text:p text:style-name="P15">RUC</text:p>
                </table:table-cell>
                <table:table-cell table:style-name="Table3.A2" office:value-type="string">
                  <text:p text:style-name="P17">${kalk.tmarza}</text:p>
                </table:table-cell>
                <table:table-cell table:style-name="Table3.A2" office:value-type="string">
                  <text:p text:style-name="P15">Špediterski troškovi</text:p>
                </table:table-cell>
                <table:table-cell table:style-name="Table3.D2" office:value-type="string">
                  <text:p text:style-name="P17">${kalk.ttr3}</text:p>
                </table:table-cell>
              </table:table-row>
              <table:table-row>
                <table:table-cell table:style-name="Table3.A2" office:value-type="string">
                  <text:p text:style-name="P15">Prodajna vrijednost</text:p>
                </table:table-cell>
                <table:table-cell table:style-name="Table3.A2" office:value-type="string">
                  <text:p text:style-name="P17">${kalk.tpv}</text:p>
                </table:table-cell>
                <table:table-cell table:style-name="Table3.A2" office:value-type="string">
                  <text:p text:style-name="P15">Carinski troškovi</text:p>
                </table:table-cell>
                <table:table-cell table:style-name="Table3.D2" office:value-type="string">
                  <text:p text:style-name="P17">${kalk.ttr4}</text:p>
                </table:table-cell>
              </table:table-row>
              <table:table-row>
                <table:table-cell table:style-name="Table3.A2" office:value-type="string">
                  <text:p text:style-name="P15">Prodajna vrijednost sa PDV</text:p>
                </table:table-cell>
                <table:table-cell table:style-name="Table3.A2" office:value-type="string">
                  <text:p text:style-name="P17">${kalk.tpvp}</text:p>
                </table:table-cell>
                <table:table-cell table:style-name="Table3.A2" office:value-type="string">
                  <text:p text:style-name="P15">Ostali zavisni troškovi</text:p>
                </table:table-cell>
                <table:table-cell table:style-name="Table3.D2" office:value-type="string">
                  <text:p text:style-name="P17">${kalk.ttr5}</text:p>
                </table:table-cell>
              </table:table-row>
            </table:table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5">Za kupljenu robu od: ${kalk.dob_naziv}<text:line-break/>Po računu: ${kalk.rn_broj} od ${kalk.rn_datum}</text:p>
          </table:table-cell>
          <table:table-cell table:style-name="Table1.A1" office:value-type="string">
            <text:p text:style-name="P9">Zadužuje: ${kalk.zad_id} - ${kalk.zad_naz}</text:p>
          </table:table-cell>
        </table:table-row>
      </table:table>
      <text:p text:style-name="P4"/>
      <table:table table:name="stavke" table:style-name="stavke">
        <table:table-column table:style-name="stavke.A"/>
        <table:table-column table:style-name="stavke.B"/>
        <table:table-column table:style-name="stavke.C"/>
        <table:table-column table:style-name="stavke.D"/>
        <table:table-column table:style-name="stavke.E"/>
        <table:table-column table:style-name="stavke.F"/>
        <table:table-column table:style-name="stavke.G"/>
        <table:table-column table:style-name="stavke.H"/>
        <table:table-column table:style-name="stavke.I"/>
        <table:table-column table:style-name="stavke.J"/>
        <table:table-column table:style-name="stavke.K" table:number-columns-repeated="2"/>
        <table:table-row>
          <table:table-cell table:style-name="stavke.A1" office:value-type="string">
            <text:p text:style-name="P7">R.br</text:p>
          </table:table-cell>
          <table:table-cell table:style-name="stavke.A1" office:value-type="string">
            <text:p text:style-name="P7">Artikal (šifra i naziv)</text:p>
          </table:table-cell>
          <table:table-cell table:style-name="stavke.A1" office:value-type="string">
            <text:p text:style-name="P8">Jmj</text:p>
          </table:table-cell>
          <table:table-cell table:style-name="stavke.A1" office:value-type="string">
            <text:p text:style-name="P8">Količina</text:p>
          </table:table-cell>
          <table:table-cell table:style-name="stavke.A1" office:value-type="string">
            <text:p text:style-name="P8">Fakturna cijena /<text:line-break/>vrijednost bez PDV</text:p>
          </table:table-cell>
          <table:table-cell table:style-name="stavke.A1" office:value-type="string">
            <text:p text:style-name="P8">Rabat stopa / Rabat</text:p>
          </table:table-cell>
          <table:table-cell table:style-name="stavke.A1" office:value-type="string">
            <text:p text:style-name="P8">Zavisni troškovi<text:line-break/>bez PDV</text:p>
          </table:table-cell>
          <table:table-cell table:style-name="stavke.A1" office:value-type="string">
            <text:p text:style-name="P8">Nabavna cijena /<text:line-break/>vrijednost bez PDV</text:p>
          </table:table-cell>
          <table:table-cell table:style-name="stavke.A1" office:value-type="string">
            <text:p text:style-name="P8">RUC<text:line-break/>stopa/iznos</text:p>
          </table:table-cell>
          <table:table-cell table:style-name="stavke.A1" office:value-type="string">
            <text:p text:style-name="P8">Prodajna cijena /<text:line-break/>vrijednost bez PDV</text:p>
          </table:table-cell>
          <table:table-cell table:style-name="stavke.A1" office:value-type="string">
            <text:p text:style-name="P8">Porez / Porezna stopa</text:p>
          </table:table-cell>
          <table:table-cell table:style-name="stavke.L1" office:value-type="string">
            <text:p text:style-name="P8">Prodajna cijena / vrijednost sa PDV</text:p>
          </table:table-cell>
        </table:table-row>
        <table:table-row>
          <table:table-cell table:style-name="stavke.A2" office:value-type="string">
            <text:p text:style-name="P11"><text:s/><text:script script:language="JOOScript">@table:table-row
[#list kalk.stavka as ks]
@/table:table-row
[/#list]</text:script>${ks.rbr}</text:p>
          </table:table-cell>
          <table:table-cell table:style-name="stavke.A2" office:value-type="string">
            <text:p text:style-name="P10">${ks.art_id}<text:line-break/>${ks.art_naz}</text:p>
          </table:table-cell>
          <table:table-cell table:style-name="stavke.A2" office:value-type="string">
            <text:p text:style-name="P12">${ks.art_jmj}</text:p>
          </table:table-cell>
          <table:table-cell table:style-name="stavke.A2" office:value-type="string">
            <text:p text:style-name="P11">${ks.kol}</text:p>
          </table:table-cell>
          <table:table-cell table:style-name="stavke.A2" office:value-type="string">
            <text:p text:style-name="P11">${ks.fcj}<text:line-break/>${ks.ufv}</text:p>
          </table:table-cell>
          <table:table-cell table:style-name="stavke.A2" office:value-type="string">
            <text:p text:style-name="P11">${ks.rabat}%<text:line-break/>${ks.fcjr}<text:line-break/>${ks.ufvr}</text:p>
          </table:table-cell>
          <table:table-cell table:style-name="stavke.A2" office:value-type="string">
            <text:p text:style-name="P11">${ks.trsp} %<text:line-break/>${ks.utrs}</text:p>
          </table:table-cell>
          <table:table-cell table:style-name="stavke.A2" office:value-type="string">
            <text:p text:style-name="P11">${ks.nc}<text:line-break/>${ks.unv}</text:p>
          </table:table-cell>
          <table:table-cell table:style-name="stavke.A2" office:value-type="string">
            <text:p text:style-name="P11">${ks.marzap} %<text:line-break/>${ks.umarza}</text:p>
          </table:table-cell>
          <table:table-cell table:style-name="stavke.A2" office:value-type="string">
            <text:p text:style-name="P11">${ks.pc}<text:line-break/>${ks.upv}</text:p>
          </table:table-cell>
          <table:table-cell table:style-name="stavke.A2" office:value-type="string">
            <text:p text:style-name="P11">${ks.por_st}%<text:line-break/>${ks.upor}</text:p>
          </table:table-cell>
          <table:table-cell table:style-name="stavke.L2" office:value-type="string">
            <text:p text:style-name="P11">${ks.pcsap}<text:line-break/>${ks.upvp}</text:p>
          </table:table-cell>
        </table:table-row>
        <table:table-row>
          <table:table-cell table:style-name="stavke.A2" table:number-columns-spanned="4" office:value-type="string">
            <text:p text:style-name="P7">Ukupno:</text:p>
          </table:table-cell>
          <table:covered-table-cell/>
          <table:covered-table-cell/>
          <table:covered-table-cell/>
          <table:table-cell table:style-name="stavke.A2" office:value-type="string">
            <text:p text:style-name="P11">${kalk.tfv}</text:p>
          </table:table-cell>
          <table:table-cell table:style-name="stavke.A2" office:value-type="string">
            <text:p text:style-name="P11">${kalk.tfvr}</text:p>
          </table:table-cell>
          <table:table-cell table:style-name="stavke.A2" office:value-type="string">
            <text:p text:style-name="P11">${kalk.ttrs}</text:p>
          </table:table-cell>
          <table:table-cell table:style-name="stavke.A2" office:value-type="string">
            <text:p text:style-name="P11">${kalk.tnv}</text:p>
          </table:table-cell>
          <table:table-cell table:style-name="stavke.A2" office:value-type="string">
            <text:p text:style-name="P11">${kalk.tmarza}</text:p>
          </table:table-cell>
          <table:table-cell table:style-name="stavke.A2" office:value-type="string">
            <text:p text:style-name="P11">${kalk.tpv}</text:p>
          </table:table-cell>
          <table:table-cell table:style-name="stavke.A2" office:value-type="string">
            <text:p text:style-name="P11">${kalk.tpor}</text:p>
          </table:table-cell>
          <table:table-cell table:style-name="stavke.L2" office:value-type="string">
            <text:p text:style-name="P11">${kalk.tpvp}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>Kontrolisao:</text:p>
          </table:table-cell>
          <table:table-cell table:style-name="Table2.A1" office:value-type="string">
            <text:p text:style-name="P6">Robu primio: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>__________________________</text:p>
          </table:table-cell>
          <table:table-cell table:style-name="Table2.A1" table:number-columns-spanned="2" office:value-type="string">
            <text:p text:style-name="P6">_________________________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tranica:</text:span>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3T18:10:18</meta:creation-date>
    <dc:date>2013-02-25T21:43:11</dc:date>
    <meta:editing-duration>PT2H50M53S</meta:editing-duration>
    <meta:editing-cycles>51</meta:editing-cycles>
    <meta:generator>LibreOffice/3.4$Unix LibreOffice_project/340m1$Build-12</meta:generator>
    <meta:document-statistic meta:table-count="4" meta:image-count="0" meta:object-count="0" meta:page-count="1" meta:paragraph-count="1" meta:word-count="145" meta:character-count="1252" meta:non-whitespace-character-count="1170"/>
  </office:meta>
</office:document-meta>
</file>